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F4000002196F06E865.jpg"/>
  <manifest:file-entry manifest:media-type="image/jpeg" manifest:full-path="Pictures/10000000000001880000025DA5520D6D.jpg"/>
  <manifest:file-entry manifest:media-type="image/jpeg" manifest:full-path="Pictures/100000000000021800000208B80F981D.jpg"/>
  <manifest:file-entry manifest:media-type="image/jpeg" manifest:full-path="Pictures/1000000000000358000003E763393DC8.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950000027820595F23.jpg"/>
  <manifest:file-entry manifest:media-type="image/jpeg" manifest:full-path="Pictures/10000000000001850000026D06CFE0B6.jp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3740000074ED5CA247C.jpg"/>
  <manifest:file-entry manifest:media-type="image/jpeg" manifest:full-path="Pictures/10000000000002B8000002F7F5A3D183.jpg"/>
  <manifest:file-entry manifest:media-type="image/jpeg" manifest:full-path="Pictures/10000000000002B2000001F0667A50EE.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3690000037161C29B88.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10C00000269FE3FC6D5.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C00000031F245D2489.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210000002FD41D0E0C3.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Contents_20_1">
      <style:paragraph-properties>
        <style:tab-stops>
          <style:tab-stop style:position="16cm" style:type="right" style:leader-style="dotted" style:leader-text="."/>
        </style:tab-stops>
      </style:paragraph-properties>
    </style:style>
    <style:style style:name="P118"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4">
      <style:paragraph-properties>
        <style:tab-stops>
          <style:tab-stop style:position="14.503cm" style:type="right" style:leader-style="dotted" style:leader-text="."/>
        </style:tab-stops>
      </style:paragraph-properties>
    </style:style>
    <style:style style:name="P123" style:family="paragraph" style:parent-style-name="Contents_20_2">
      <style:paragraph-properties>
        <style:tab-stops>
          <style:tab-stop style:position="15.577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list-style-name="L1">
      <style:paragraph-properties fo:line-height="150%" fo:text-align="justify" style:justify-single-word="false"/>
      <style:text-properties style:font-name="Arial"/>
    </style:style>
    <style:style style:name="P127" style:family="paragraph" style:parent-style-name="Standard" style:list-style-name="L2">
      <style:paragraph-properties fo:line-height="150%" fo:text-align="justify" style:justify-single-word="false"/>
      <style:text-properties style:font-name="Arial"/>
    </style:style>
    <style:style style:name="P128" style:family="paragraph" style:parent-style-name="Standard" style:list-style-name="L3">
      <style:paragraph-properties fo:line-height="150%" fo:text-align="justify" style:justify-single-word="false"/>
      <style:text-properties style:font-name="Arial"/>
    </style:style>
    <style:style style:name="P129" style:family="paragraph" style:parent-style-name="Standard" style:list-style-name="L5">
      <style:paragraph-properties fo:line-height="150%" fo:text-align="justify" style:justify-single-word="false"/>
      <style:text-properties style:font-name="Arial"/>
    </style:style>
    <style:style style:name="P130" style:family="paragraph" style:parent-style-name="Standard" style:list-style-name="L6">
      <style:paragraph-properties fo:line-height="150%" fo:text-align="justify" style:justify-single-word="false"/>
      <style:text-properties style:font-name="Arial"/>
    </style:style>
    <style:style style:name="P131" style:family="paragraph" style:parent-style-name="Standard" style:list-style-name="L7">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style:style>
    <style:style style:name="P133" style:family="paragraph" style:parent-style-name="Standard" style:list-style-name="L9">
      <style:paragraph-properties fo:line-height="150%" fo:text-align="justify" style:justify-single-word="false"/>
      <style:text-properties style:font-name="Arial"/>
    </style:style>
    <style:style style:name="P134" style:family="paragraph" style:parent-style-name="Standard" style:list-style-name="L10">
      <style:paragraph-properties fo:line-height="150%" fo:text-align="justify" style:justify-single-word="false"/>
      <style:text-properties style:font-name="Arial"/>
    </style:style>
    <style:style style:name="P135" style:family="paragraph" style:parent-style-name="Standard" style:list-style-name="L11">
      <style:paragraph-properties fo:line-height="150%" fo:text-align="justify" style:justify-single-word="false"/>
      <style:text-properties style:font-name="Arial"/>
    </style:style>
    <style:style style:name="P136" style:family="paragraph" style:parent-style-name="Standard" style:list-style-name="L12">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8" style:family="paragraph" style:parent-style-name="Standard" style:list-style-name="L11">
      <style:paragraph-properties fo:line-height="150%" fo:text-align="justify" style:justify-single-word="false"/>
    </style:style>
    <style:style style:name="P139" style:family="paragraph" style:parent-style-name="Standard" style:list-style-name="L12">
      <style:paragraph-properties fo:line-height="150%" fo:text-align="justify" style:justify-single-word="false"/>
    </style:style>
    <style:style style:name="P1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9" style:family="paragraph" style:parent-style-name="Text_20_body" style:list-style-name="L3">
      <style:paragraph-properties fo:line-height="150%" fo:text-align="justify" style:justify-single-word="false"/>
      <style:text-properties style:font-name="Arial"/>
    </style:style>
    <style:style style:name="P150" style:family="paragraph" style:parent-style-name="Text_20_body" style:list-style-name="L4">
      <style:paragraph-properties fo:line-height="150%" fo:text-align="justify" style:justify-single-word="false"/>
      <style:text-properties style:font-name="Arial" fo:font-size="12pt"/>
    </style:style>
    <style:style style:name="P15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2" style:family="paragraph" style:parent-style-name="Heading_20_1">
      <style:text-properties style:font-name="Arial"/>
    </style:style>
    <style:style style:name="P153" style:family="paragraph" style:parent-style-name="Heading_20_1">
      <style:paragraph-properties fo:line-height="150%"/>
      <style:text-properties style:font-name="Arial"/>
    </style:style>
    <style:style style:name="P154" style:family="paragraph" style:parent-style-name="Heading_20_1">
      <style:paragraph-properties fo:line-height="150%" fo:text-align="justify" style:justify-single-word="false"/>
    </style:style>
    <style:style style:name="P155" style:family="paragraph" style:parent-style-name="Heading_20_1" style:master-page-name="Index">
      <style:paragraph-properties style:page-number="auto"/>
      <style:text-properties style:font-name="Arial"/>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style:font-name="Arial"/>
    </style:style>
    <style:style style:name="P158" style:family="paragraph" style:parent-style-name="Heading_20_2">
      <style:text-properties style:font-name="Arial"/>
    </style:style>
    <style:style style:name="P159" style:family="paragraph" style:parent-style-name="Heading_20_2">
      <style:text-properties style:font-name="Arial" fo:font-weight="normal" style:font-weight-asian="normal" style:font-weight-complex="normal"/>
    </style:style>
    <style:style style:name="P160" style:family="paragraph" style:parent-style-name="Heading_20_2">
      <style:paragraph-properties fo:line-height="150%" fo:text-align="justify" style:justify-single-word="false"/>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style:font-name="Arial"/>
    </style:style>
    <style:style style:name="P163" style:family="paragraph" style:parent-style-name="Heading_20_2">
      <style:paragraph-properties fo:line-height="150%" fo:text-align="justify" style:justify-single-word="false" fo:break-before="auto" fo:break-after="auto"/>
    </style:style>
    <style:style style:name="P164" style:family="paragraph" style:parent-style-name="Heading_20_3">
      <style:text-properties style:font-name="Arial"/>
    </style:style>
    <style:style style:name="P165" style:family="paragraph" style:parent-style-name="Heading_20_3">
      <style:paragraph-properties fo:line-height="150%" fo:text-align="justify" style:justify-single-word="false"/>
    </style:style>
    <style:style style:name="P166" style:family="paragraph" style:parent-style-name="Heading_20_3">
      <style:paragraph-properties fo:line-height="150%" fo:text-align="justify" style:justify-single-word="false" fo:break-before="auto" fo:break-after="auto"/>
    </style:style>
    <style:style style:name="P167" style:family="paragraph" style:parent-style-name="Heading_20_4">
      <style:text-properties style:font-name="Arial"/>
    </style:style>
    <style:style style:name="P168" style:family="paragraph" style:parent-style-name="Heading_20_4">
      <style:text-properties style:font-name="Arial" style:text-underline-style="none"/>
    </style:style>
    <style:style style:name="P169" style:family="paragraph" style:parent-style-name="Heading_20_4">
      <style:paragraph-properties fo:line-height="150%" fo:text-align="justify" style:justify-single-word="false"/>
    </style:style>
    <style:style style:name="P170" style:family="paragraph" style:parent-style-name="Heading_20_4">
      <style:paragraph-properties fo:line-height="150%" fo:text-align="justify" style:justify-single-word="false" fo:break-before="auto" fo:break-after="auto"/>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3" draw:z-index="1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2" draw:z-index="1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1" draw:z-index="2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0" draw:z-index="21"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9" draw:z-index="22"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8" draw:z-index="23"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7" draw:z-index="24"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6" draw:z-index="25"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5" draw:z-index="26"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4" draw:z-index="2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3" draw:z-index="2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2" draw:z-index="2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 draw:z-index="30" draw:style-name="gr2" draw:text-style-name="P172"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17">figura4<text:tab/>23</text:p>
          <text:p text:style-name="P117">figura1<text:tab/>26</text:p>
          <text:p text:style-name="P117">figura5<text:tab/>36</text:p>
          <text:p text:style-name="P117">figura2<text:tab/>40</text:p>
          <text:p text:style-name="P117">figura3<text:tab/>42</text:p>
          <text:p text:style-name="P117">figura6<text:tab/>64</text:p>
          <text:p text:style-name="P117">figura13<text:tab/>65</text:p>
          <text:p text:style-name="P117">figura14<text:tab/>66</text:p>
          <text:p text:style-name="P117">figura15<text:tab/>66</text:p>
          <text:p text:style-name="P117">figura16<text:tab/>67</text:p>
          <text:p text:style-name="P117">figura7<text:tab/>68</text:p>
          <text:p text:style-name="P117">figura8<text:tab/>68</text:p>
          <text:p text:style-name="P117">figura9<text:tab/>69</text:p>
          <text:p text:style-name="P117">figura10<text:tab/>70</text:p>
          <text:p text:style-name="P117">figura11<text:tab/>71</text:p>
          <text:p text:style-name="P117">figura12<text:tab/>122</text:p>
          <text:p text:style-name="P117">figura17<text:tab/>136</text:p>
          <text:p text:style-name="P117">figura18<text:tab/>138</text:p>
          <text:p text:style-name="P117">figura60<text:tab/>144</text:p>
          <text:p text:style-name="P117">figura61<text:tab/>145</text:p>
          <text:p text:style-name="P117">figura63<text:tab/>145</text:p>
          <text:p text:style-name="P117">figura62<text:tab/>145</text:p>
          <text:p text:style-name="P117">figura64<text:tab/>145</text:p>
          <text:p text:style-name="P117">figura19<text:tab/>146</text:p>
          <text:p text:style-name="P117">figura20<text:tab/>147</text:p>
          <text:p text:style-name="P117">figura21<text:tab/>148</text:p>
          <text:p text:style-name="P117">figura22<text:tab/>149</text:p>
          <text:p text:style-name="P117">figura23<text:tab/>150</text:p>
          <text:p text:style-name="P117">figura24<text:tab/>151</text:p>
          <text:p text:style-name="P117">figura25<text:tab/>152</text:p>
          <text:p text:style-name="P117">figura26<text:tab/>153</text:p>
          <text:p text:style-name="P117">figura27<text:tab/>154</text:p>
          <text:p text:style-name="P117">figura28<text:tab/>155</text:p>
          <text:p text:style-name="P117"><text:soft-page-break/>figura29<text:tab/>156</text:p>
          <text:p text:style-name="P117">figura30<text:tab/>157</text:p>
          <text:p text:style-name="P117">figura31<text:tab/>158</text:p>
          <text:p text:style-name="P117">figura32<text:tab/>159</text:p>
          <text:p text:style-name="P117">figura33<text:tab/>160</text:p>
          <text:p text:style-name="P117">figura34<text:tab/>161</text:p>
          <text:p text:style-name="P117">figura35<text:tab/>162</text:p>
          <text:p text:style-name="P117">figura36<text:tab/>163</text:p>
          <text:p text:style-name="P117">figura37<text:tab/>164</text:p>
          <text:p text:style-name="P117">figura38<text:tab/>165</text:p>
          <text:p text:style-name="P117">figura39<text:tab/>166</text:p>
          <text:p text:style-name="P117">figura40<text:tab/>167</text:p>
          <text:p text:style-name="P117">figura41<text:tab/>168</text:p>
          <text:p text:style-name="P117">figura42<text:tab/>169</text:p>
          <text:p text:style-name="P117">figura58<text:tab/>170</text:p>
          <text:p text:style-name="P117">figura43<text:tab/>171</text:p>
          <text:p text:style-name="P117">figura44<text:tab/>172</text:p>
          <text:p text:style-name="P117">figura45<text:tab/>175</text:p>
          <text:p text:style-name="P117">figura46<text:tab/>176</text:p>
          <text:p text:style-name="P117">figura47<text:tab/>177</text:p>
          <text:p text:style-name="P117">figura48<text:tab/>178</text:p>
          <text:p text:style-name="P117">figura49<text:tab/>182</text:p>
          <text:p text:style-name="P117">figura50<text:tab/>184</text:p>
          <text:p text:style-name="P117">figura51<text:tab/>185</text:p>
          <text:p text:style-name="P117">figura52<text:tab/>186</text:p>
          <text:p text:style-name="P117">figura53<text:tab/>187</text:p>
          <text:p text:style-name="P117">figura54<text:tab/>189</text:p>
          <text:p text:style-name="P117">figura55<text:tab/>190</text:p>
          <text:p text:style-name="P117">figura56<text:tab/>191</text:p>
          <text:p text:style-name="P117">figura57<text:tab/>192</text:p>
          <text:p text:style-name="P117">figura59<text:tab/>19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17">controle_versao<text:tab/>5</text:p>
          <text:p text:style-name="P117">Tabela1<text:tab/>29</text:p>
          <text:p text:style-name="P117">Tabela2<text:tab/>30</text:p>
          <text:p text:style-name="P117">Tabela3<text:tab/>30</text:p>
          <text:p text:style-name="P117">Tabela4<text:tab/>31</text:p>
          <text:p text:style-name="P117">Tabela5<text:tab/>32</text:p>
          <text:p text:style-name="P117">Tabela6<text:tab/>33</text:p>
          <text:p text:style-name="P117">Tabela7<text:tab/>35</text:p>
          <text:p text:style-name="P117">Tabela33<text:tab/>38</text:p>
          <text:p text:style-name="P117">Tabela11<text:tab/>43</text:p>
          <text:p text:style-name="P117">Tabela9<text:tab/>45</text:p>
          <text:p text:style-name="P117">Tabela10<text:tab/>46</text:p>
          <text:p text:style-name="P117">Tabela12<text:tab/>46</text:p>
          <text:p text:style-name="P117">Tabela13<text:tab/>47</text:p>
          <text:p text:style-name="P117">Tabela14<text:tab/>48</text:p>
          <text:p text:style-name="P117">Tabela18<text:tab/>55</text:p>
          <text:p text:style-name="P117">Tabela21<text:tab/>63</text:p>
          <text:p text:style-name="P117">Tabela24<text:tab/>67</text:p>
          <text:p text:style-name="P117">Tabela22<text:tab/>123</text:p>
          <text:p text:style-name="P117">Tabela23<text:tab/>123</text:p>
          <text:p text:style-name="P117">Tabela26<text:tab/>124</text:p>
          <text:p text:style-name="P117">Tabela27<text:tab/>129</text:p>
          <text:p text:style-name="P117">Tabela28<text:tab/>130</text:p>
          <text:p text:style-name="P117">Tabela29<text:tab/>130</text:p>
          <text:p text:style-name="P117">Tabela25<text:tab/>132</text:p>
          <text:p text:style-name="P117">Tabela30<text:tab/>133</text:p>
          <text:p text:style-name="P117">Tabela31<text:tab/>134</text:p>
          <text:p text:style-name="P117">Tabela32<text:tab/>142</text:p>
          <text:p text:style-name="P117">Tabela39<text:tab/>145</text:p>
          <text:p text:style-name="P117">Tabela38<text:tab/>195</text:p>
          <text:p text:style-name="P117">Tabela34<text:tab/>198</text:p>
          <text:p text:style-name="P117">Tabela35<text:tab/>199</text:p>
          <text:p text:style-name="P117">Tabela36<text:tab/>201</text:p>
          <text:p text:style-name="P117"><text:soft-page-break/>Tabela37<text:tab/>202</text:p>
          <text:p text:style-name="P117">Tabela8<text:tab/>206</text:p>
          <text:p text:style-name="P117">Tabela19<text:tab/>206</text:p>
          <text:p text:style-name="P117">Tabela20<text:tab/>206</text:p>
          <text:p text:style-name="P117">Tabela15<text:tab/>207</text:p>
          <text:p text:style-name="P117">Tabela16<text:tab/>207</text:p>
          <text:p text:style-name="P117">Tabela17<text:tab/>207</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17">1 CONTEXTUALIZAÇÃO<text:tab/>14</text:p>
          <text:p text:style-name="P123">1.1 Introdução<text:tab/>14</text:p>
          <text:p text:style-name="P123">1.2 Objetivo<text:tab/>15</text:p>
          <text:p text:style-name="P123">1.3 Motivação<text:tab/>16</text:p>
          <text:p text:style-name="P123">1.4 Justificativa<text:tab/>16</text:p>
          <text:p text:style-name="P123">1.5 Levantamento preliminar de requisitos<text:tab/>17</text:p>
          <text:p text:style-name="P124">1.5.1 Cadastramento das famílias assistidas<text:tab/>17</text:p>
          <text:p text:style-name="P124">1.5.2 Cadastramento dos voluntários cadastrados<text:tab/>18</text:p>
          <text:p text:style-name="P124">1.5.3 Gerenciamento do controle de estoque<text:tab/>18</text:p>
          <text:p text:style-name="P124">1.5.4 Funcionalidades gerais do Sistema<text:tab/>19</text:p>
          <text:p text:style-name="P123">1.6 Outras questões do projeto<text:tab/>19</text:p>
          <text:p text:style-name="P117">2 PLANEJAMENTO DO PROJETO<text:tab/>20</text:p>
          <text:p text:style-name="P123">2.1 Declaração do escopo<text:tab/>20</text:p>
          <text:p text:style-name="P123">2.2 Plano do processo de desenvolvimento<text:tab/>21</text:p>
          <text:p text:style-name="P123">2.3 Metodologia de desenvolvimento<text:tab/>23</text:p>
          <text:p text:style-name="P123">2.4 Estrutura analítica do projeto<text:tab/>23</text:p>
          <text:p text:style-name="P123">2.5 Estimativa de tamanho, esforço, prazo<text:tab/>26</text:p>
          <text:p text:style-name="P124">2.5.1 Identificação das funções da aplicação<text:tab/>26</text:p>
          <text:p text:style-name="P122">2.5.1.1 Entradas Externas<text:tab/>26</text:p>
          <text:p text:style-name="P122">2.5.1.2 Saídas Externas<text:tab/>27</text:p>
          <text:p text:style-name="P122">2.5.1.3 Arquivos Lógicos Internos<text:tab/>27</text:p>
          <text:p text:style-name="P122">2.5.1.4 Arquivos de Interface Externa<text:tab/>27</text:p>
          <text:p text:style-name="P124">2.5.1.5 Consulta Externa<text:tab/>28</text:p>
          <text:p text:style-name="P124">2.5.2 Definição da complexidade das funcionalidades<text:tab/>28</text:p>
          <text:p text:style-name="P122">2.5.2.1 Entradas Externas<text:tab/>28</text:p>
          <text:p text:style-name="P122">2.5.2.2 Saídas Externas<text:tab/>29</text:p>
          <text:p text:style-name="P122">2.5.2.3 Arquivos Lógicos Internos<text:tab/>29</text:p>
          <text:p text:style-name="P122">2.5.2.4 Consultas Externas<text:tab/>30</text:p>
          <text:p text:style-name="P124">2.5.3 Calculo dos pesos (FPA Não ajustados)<text:tab/>31</text:p>
          <text:p text:style-name="P124">2.5.4 Cálculo do Fator de ajuste e FPA ajustado<text:tab/>31</text:p>
          <text:p text:style-name="P124">2.5.5 Estimativas de Esforço e Prazo<text:tab/>34</text:p>
          <text:p text:style-name="P123">2.6 Plano de Organização<text:tab/>35</text:p>
          <text:p text:style-name="P123">2.7 Plano de monitoramento e controle<text:tab/>36</text:p>
          <text:p text:style-name="P124">2.7.1 Introdução<text:tab/>36</text:p>
          <text:p text:style-name="P124">2.7.2 Custo<text:tab/>37</text:p>
          <text:p text:style-name="P124"><text:soft-page-break/>2.7.3 Prazo<text:tab/>37</text:p>
          <text:p text:style-name="P124">2.7.4 Produção<text:tab/>38</text:p>
          <text:p text:style-name="P124">2.7.5 Risco<text:tab/>38</text:p>
          <text:p text:style-name="P123">2.8 Cronograma<text:tab/>38</text:p>
          <text:p text:style-name="P124">2.8.1 Gráfico de Gantt <text:tab/>39</text:p>
          <text:p text:style-name="P123">2.9 Plano de recursos humanos<text:tab/>42</text:p>
          <text:p text:style-name="P123">2.10 Plano de recursos gerais<text:tab/>42</text:p>
          <text:p text:style-name="P124">2.10.1 Hardware<text:tab/>42</text:p>
          <text:p text:style-name="P124">2.10.2 Software<text:tab/>43</text:p>
          <text:p text:style-name="P124">2.10.3 Recursos adicionais<text:tab/>43</text:p>
          <text:p text:style-name="P123">2.11 Plano de custos<text:tab/>44</text:p>
          <text:p text:style-name="P124">2.11.2 Custos de Hardware<text:tab/>45</text:p>
          <text:p text:style-name="P124">2.11.3 Custos de Mão de Obra<text:tab/>45</text:p>
          <text:p text:style-name="P124">2.11.4 Custos com outras despesas<text:tab/>46</text:p>
          <text:p text:style-name="P124">2.11.5 Total Geral das Despesas do projeto<text:tab/>47</text:p>
          <text:p text:style-name="P123">2.12 Plano de gerencia de dados<text:tab/>48</text:p>
          <text:p text:style-name="P123">2.13 Plano de medição e análise<text:tab/>48</text:p>
          <text:p text:style-name="P123">2.14 Plano de gerencia de configuração<text:tab/>48</text:p>
          <text:p text:style-name="P123">2.15 Plano de gerencia de riscos<text:tab/>48</text:p>
          <text:p text:style-name="P123">2.16 Plano de garantia da qualidade<text:tab/>48</text:p>
          <text:p text:style-name="P123">2.17 Plano de verificação<text:tab/>48</text:p>
          <text:p text:style-name="P123">2.18 Plano de validação<text:tab/>49</text:p>
          <text:p text:style-name="P123">2.19 Plano de testes<text:tab/>49</text:p>
          <text:p text:style-name="P123">2.20 Plano de treinamento<text:tab/>50</text:p>
          <text:p text:style-name="P123">2.21 Plano de implantação<text:tab/>50</text:p>
          <text:p text:style-name="P124">2.21.1 Introdução<text:tab/>50</text:p>
          <text:p text:style-name="P124">2.21.2 Especificação do hardware e do software<text:tab/>51</text:p>
          <text:p text:style-name="P122">2.21.2.1 Hardware<text:tab/>51</text:p>
          <text:p text:style-name="P122">2.21.2.2 Software<text:tab/>51</text:p>
          <text:p text:style-name="P124">2.21.3 Guia da instalação<text:tab/>52</text:p>
          <text:p text:style-name="P123">2.22 Observações complementares<text:tab/>53</text:p>
          <text:p text:style-name="P117">3 ESPECIFICAÇÃO DE REQUISITOS<text:tab/>53</text:p>
          <text:p text:style-name="P123">3.1 Requisitos do cliente<text:tab/>54</text:p>
          <text:p text:style-name="P124">3.1.1 Descrição geral da aplicação<text:tab/>54</text:p>
          <text:p text:style-name="P122">3.1.1.1 Descrição da necessidade<text:tab/>54</text:p>
          <text:p text:style-name="P122">3.1.1.2 Objetivo<text:tab/>55</text:p>
          <text:p text:style-name="P122"><text:soft-page-break/>3.1.1.3 Escopo da Aplicação<text:tab/>55</text:p>
          <text:p text:style-name="P124">3.1.2 Descrição geral do cliente<text:tab/>56</text:p>
          <text:p text:style-name="P124">3.1.3 Lista de requisitos do cliente<text:tab/>56</text:p>
          <text:p text:style-name="P123">3.2 Requisitos do software<text:tab/>57</text:p>
          <text:p text:style-name="P124">3.2.1 - Fronteiras do software<text:tab/>57</text:p>
          <text:p text:style-name="P124">3.2.2 Itens de software<text:tab/>57</text:p>
          <text:p text:style-name="P124">3.2.3 Lista de requisitos não funcionais<text:tab/>58</text:p>
          <text:p text:style-name="P124">3.2.4 Requisitos funcionais<text:tab/>60</text:p>
          <text:p text:style-name="P122">3.2.4.1 Lista dos requisitos funcionais<text:tab/>60</text:p>
          <text:p text:style-name="P122">3.2.4.2 Descrição dos atores<text:tab/>62</text:p>
          <text:p text:style-name="P122">3.2.4.3 Descrição de casos de uso<text:tab/>66</text:p>
          <text:p text:style-name="P122">3.2.5.1 Lista de requisitos de Dados<text:tab/>120</text:p>
          <text:p text:style-name="P122">3.2.5.2 Modelo Conceitual de Dados<text:tab/>124</text:p>
          <text:p text:style-name="P122">3.2.5.3 Entidades e Atributos<text:tab/>124</text:p>
          <text:p text:style-name="P124">3.2.6 Melhoramentos Previstos<text:tab/>132</text:p>
          <text:p text:style-name="P123">3.3 Revisão de estimativas<text:tab/>133</text:p>
          <text:p text:style-name="P124">3.3.1 Considerações preliminares<text:tab/>133</text:p>
          <text:p text:style-name="P124">3.3.2 Estimativa de tamanho de Software<text:tab/>133</text:p>
          <text:p text:style-name="P124">3.3.3 Estimativa de esforço <text:tab/>133</text:p>
          <text:p text:style-name="P124">3.3.4 Estimativa de prazo<text:tab/>134</text:p>
          <text:p text:style-name="P124">3.3.5 Cronograma revisado<text:tab/>138</text:p>
          <text:p text:style-name="P124">3.3.7 Considerações finais sobre a revisão de estimativas <text:tab/>141</text:p>
          <text:p text:style-name="P117">4. MODELAGEM DE ANÁLISE<text:tab/>141</text:p>
          <text:p text:style-name="P123">4.1 Considerações preliminares<text:tab/>141</text:p>
          <text:p text:style-name="P123">4.2 Metodologia adotada<text:tab/>142</text:p>
          <text:p text:style-name="P123">4.3 Diagrama de caso de uso<text:tab/>142</text:p>
          <text:p text:style-name="P123">4.4 Diagrama de classe<text:tab/>143</text:p>
          <text:p text:style-name="P124">4.4.1 Classe <text:tab/>143</text:p>
          <text:p text:style-name="P124">4.4.2 Diagrama de classes <text:tab/>144</text:p>
          <text:p text:style-name="P123">4.4 Diagrama de sequência<text:tab/>146</text:p>
          <text:p text:style-name="P123">4.5 Diagrama de tabelas relacionais (DTR) <text:tab/>187</text:p>
          <text:p text:style-name="P117">5. MONITORAMENTO E CONTROLE<text:tab/>192</text:p>
          <text:p text:style-name="P123">5.1 Considerações Preliminares<text:tab/>192</text:p>
          <text:p text:style-name="P123">5.2 Primeiro monitoramento e controle<text:tab/>192</text:p>
          <text:p text:style-name="P124">5.2.1 Prazo<text:tab/>192</text:p>
          <text:p text:style-name="P124">5.2.2 Produção<text:tab/>193</text:p>
          <text:p text:style-name="P124">5.2.3 Custos<text:tab/>193</text:p>
          <text:p text:style-name="P124"><text:soft-page-break/>5.2.4 Riscos <text:tab/>194</text:p>
          <text:p text:style-name="P124">5.2.5 Fechamento do Primeiro Monitoramento e Controle <text:tab/>194</text:p>
          <text:p text:style-name="P123">5.3 Segundo monitoramento e controle<text:tab/>194</text:p>
          <text:p text:style-name="P124">5.2.1 Prazo<text:tab/>194</text:p>
          <text:p text:style-name="P124">5.2.2 Produção<text:tab/>195</text:p>
          <text:p text:style-name="P124">5.2.3 Custos<text:tab/>196</text:p>
          <text:p text:style-name="P124">5.2.4 Riscos <text:tab/>196</text:p>
          <text:p text:style-name="P124">5.2.5 Fechamento do Segundo Monitoramento e Controle <text:tab/>196</text:p>
          <text:p text:style-name="P117">6 CONSIDERAÇÕES FINAIS<text:tab/>196</text:p>
          <text:p text:style-name="P117">BIBLIOGRAFIA<text:tab/>198</text:p>
          <text:p text:style-name="P117">Anexo I – Tabelas Relativas ao FPA<text:tab/>199</text:p>
        </text:index-body>
      </text:table-of-content>
      <text:p text:style-name="P13"/>
      <text:h text:style-name="P155" text:outline-level="1">1 CONTEXTUALIZAÇÃO</text:h>
      <text:h text:style-name="P15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8"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8"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2276308" text:style-name="L1">
        <text:list-item>
          <text:p text:style-name="P12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2355844" text:continue-numbering="true" text:style-name="L1">
        <text:list-item>
          <text:p text:style-name="P12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2358556" text:continue-numbering="true" text:style-name="L1">
        <text:list-item>
          <text:p text:style-name="P126">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42302143" text:style-name="L2">
        <text:list-item>
          <text:p text:style-name="P12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7"/>
        </text:list-item>
      </text:list>
      <text:h text:style-name="Heading_20_3" text:outline-level="3">1.5.3 Gerenciamento do controle de estoque</text:h>
      <text:p text:style-name="P6"/>
      <text:list xml:id="list42306872" text:style-name="L3">
        <text:list-item>
          <text:p text:style-name="P12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2354763" text:continue-numbering="true" text:style-name="L3">
        <text:list-item>
          <text:p text:style-name="P12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2364938" text:continue-numbering="true" text:style-name="L3">
        <text:list-item>
          <text:p text:style-name="P128">O sistema mostrará quantas cestas são possíveis ser montadas com a quantidade de mantimento disponível no estoque;</text:p>
        </text:list-item>
      </text:list>
      <text:p text:style-name="P6"/>
      <text:list xml:id="list42351698" text:continue-numbering="true" text:style-name="L3">
        <text:list-item>
          <text:p text:style-name="P128">O sistema deverá informar os alimentos que estarão com o prazo de validade <text:soft-page-break/>vencendo em um mês a partir da data de doação;</text:p>
          <text:p text:style-name="P149"/>
        </text:list-item>
      </text:list>
      <text:h text:style-name="Heading_20_3" text:outline-level="3">1.5.4 Funcionalidades gerais do Sistema</text:h>
      <text:list xml:id="list42307287" text:style-name="L4">
        <text:list-header>
          <text:p text:style-name="P150"/>
        </text:list-header>
        <text:list-item>
          <text:p text:style-name="P15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1">O sistema será capaz de armazenar um históricos das transações realizadas no <text:span text:style-name="T29">software</text:span>; </text:p>
        </text:list-item>
        <text:list-item>
          <text:p text:style-name="P151">O sistema será capaz de realizar um backup automático do banco de dados que pode ser enviado para um e-mail cadastrado e configurado;</text:p>
        </text:list-item>
        <text:list-item>
          <text:p text:style-name="P151">Geração de relatórios tais como:</text:p>
        </text:list-item>
        <text:list-item>
          <text:p text:style-name="P150">a) Famílias cadastradas com matrícula, situação atual, data da próxima visita domiciliar.</text:p>
        </text:list-item>
        <text:list-item>
          <text:p text:style-name="P150">b) Voluntários cadastrados com nome, telefone e o tipo de colaboração.</text:p>
        </text:list-item>
        <text:list-item>
          <text:p text:style-name="P150">c) Quantidade de cestas básicas completas no estoque.</text:p>
        </text:list-item>
        <text:list-item>
          <text:p text:style-name="P150">d) Vencimento dos alimentos.</text:p>
        </text:list-item>
      </text:list>
      <text:h text:style-name="P15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2" text:outline-level="1"><text:soft-page-break/>2 PLANEJAMENTO DO PROJETO</text:h>
      <text:p text:style-name="P6"/>
      <text:h text:style-name="P15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42281166" text:style-name="L5">
        <text:list-item>
          <text:p text:style-name="P129"><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9"><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9"><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9"><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9"><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9"><text:span text:style-name="T31">Implantação</text:span>: Na implantação, o produto final, terminado, será entregue ao cliente pronto para ser utilizado.</text:p>
        </text:list-item>
      </text:list>
      <text:p text:style-name="P6"/>
      <text:h text:style-name="P158"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58"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6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7"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7"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7"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7"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4"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4" text:outline-level="3">2.5.2 Definição da complexidade das funcionalidades</text:h>
      <text:p text:style-name="P61"/>
      <text:p text:style-name="P61"><text:tab/>Para realizar os cálculos de grau das funções deste item, foi utilizado os quadros 15,16,17,18 e 19 no Anexo I da página 49.</text:p>
      <text:h text:style-name="P167"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7"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7"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8"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5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2295472" text:style-name="L6">
        <text:list-item>
          <text:p text:style-name="P130"><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30"><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30"><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0"><text:span text:style-name="T31">Programador</text:span>: Codifica o sistema de acordo com as especificações <text:soft-page-break/>feitas pelo analista, objetivando a coesão de um sistema funcional de acordo com o que foi especificado.</text:p>
        </text:list-item>
        <text:list-item>
          <text:p text:style-name="P130"><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0"/>
        </text:list-item>
      </text:list>
      <text:h text:style-name="P158"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59"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7"><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6"><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5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2287477" text:style-name="L7">
        <text:list-item>
          <text:p text:style-name="P131">1 Notebook Pentium Dual-Core com 4GB de memória RAM, 320GB de HD; </text:p>
        </text:list-item>
        <text:list-item>
          <text:p text:style-name="P131">1 Microcomputador pessoal Intel Core2 Duo com 512GB de memória RAM, 200GB de HD;</text:p>
        </text:list-item>
        <text:list-item>
          <text:p text:style-name="P131">1 Impressora Multifuncional;</text:p>
        </text:list-item>
        <text:list-item>
          <text:p text:style-name="P131">1 Impressora a laser; </text:p>
        </text:list-item>
        <text:list-item>
          <text:p text:style-name="P131"><text:soft-page-break/>2 Roteadores;</text:p>
        </text:list-item>
      </text:list>
      <text:p text:style-name="P6"/>
      <text:h text:style-name="Heading_20_3" text:outline-level="3">2.10.2 Software</text:h>
      <text:p text:style-name="P6"/>
      <text:list xml:id="list42301951" text:style-name="L8">
        <text:list-item>
          <text:p text:style-name="P132">Ubuntu 10.10 Desktop Edition - <text:span text:style-name="T29">Software</text:span> Livre; </text:p>
        </text:list-item>
        <text:list-item>
          <text:p text:style-name="P132">Microsoft Windows 7 Home Basic - Licenciado; </text:p>
        </text:list-item>
        <text:list-item>
          <text:p text:style-name="P132">OpenOffice 3.2 - <text:span text:style-name="T29">Software</text:span> Livre; </text:p>
        </text:list-item>
        <text:list-item>
          <text:p text:style-name="P132">Google Chrome 9.0 - <text:span text:style-name="T29">Software</text:span> Livre; </text:p>
        </text:list-item>
        <text:list-item>
          <text:p text:style-name="P132">Mozilla Firefox 3.6 - <text:span text:style-name="T29">Software</text:span> Livre; </text:p>
        </text:list-item>
        <text:list-item>
          <text:p text:style-name="P132">Kdesvn 1.5.4 - <text:span text:style-name="T29">Software</text:span> Livre;</text:p>
        </text:list-item>
        <text:list-item>
          <text:p text:style-name="P132"><text:span text:style-name="T38">Tortoise SVN 1.6.12 </text:span><text:span text:style-name="T38">- Gratuito</text:span><text:span text:style-name="T38">;</text:span></text:p>
        </text:list-item>
        <text:list-item>
          <text:p text:style-name="P132">StarUml 5.0.2 - <text:span text:style-name="T29">Software</text:span> Livre; </text:p>
        </text:list-item>
        <text:list-item>
          <text:p text:style-name="P132">OpenProj 1.42 - <text:span text:style-name="T29">Software</text:span> Livre;</text:p>
        </text:list-item>
        <text:list-item>
          <text:p text:style-name="P132">Wbs Tool Web 0.9 beta - Gratuito;</text:p>
        </text:list-item>
        <text:list-item>
          <text:p text:style-name="P132">brModelo 2.0 - <text:span text:style-name="T29">Software</text:span> Livre; </text:p>
        </text:list-item>
        <text:list-item>
          <text:p text:style-name="P132">Vi IMproved 7.2 - <text:span text:style-name="T29">Software</text:span> Livre; </text:p>
        </text:list-item>
        <text:list-item>
          <text:p text:style-name="P132">Geany 0.19 - <text:span text:style-name="T29">Software</text:span> Livre; </text:p>
        </text:list-item>
        <text:list-item>
          <text:p text:style-name="P132">CakePHP 1.3.2 - <text:span text:style-name="T29">Software</text:span> Livre; </text:p>
        </text:list-item>
        <text:list-item>
          <text:p text:style-name="P132">PHP 5.3.3 - <text:span text:style-name="T29">Software</text:span> Livre; </text:p>
        </text:list-item>
        <text:list-item>
          <text:p text:style-name="P132">Mysql 5.0 - <text:span text:style-name="T29">Software</text:span> Livre; </text:p>
        </text:list-item>
        <text:list-item>
          <text:p text:style-name="P132">Dia 0.97.1 - <text:span text:style-name="T29">Software</text:span> Livre; </text:p>
        </text:list-item>
        <text:list-item>
          <text:p text:style-name="P132">Apache 2.2.16 - <text:span text:style-name="T29">Software</text:span> Livre;</text:p>
        </text:list-item>
        <text:list-item>
          <text:p text:style-name="P132">Windows Live Messenger - Gratuito;</text:p>
        </text:list-item>
        <text:list-item>
          <text:p text:style-name="P137">Empathy 2.32 - <text:span text:style-name="T29">Software</text:span> Livre;</text:p>
        </text:list-item>
        <text:list-item>
          <text:p text:style-name="P137">Gimp 2.6 – <text:span text:style-name="T29">Software</text:span> Livre;</text:p>
        </text:list-item>
        <text:list-item>
          <text:p text:style-name="P137">Inkscape 0.48 - <text:span text:style-name="T29">Software</text:span> Livre;</text:p>
          <text:p text:style-name="P132"/>
        </text:list-item>
      </text:list>
      <text:h text:style-name="Heading_20_3" text:outline-level="3">2.10.3 Recursos adicionais</text:h>
      <text:p text:style-name="P6"/>
      <text:list xml:id="list42280148" text:style-name="L9">
        <text:list-item>
          <text:p text:style-name="P133"><text:soft-page-break/>Energia elétrica; </text:p>
        </text:list-item>
        <text:list-item>
          <text:p text:style-name="P133">Telefone; </text:p>
        </text:list-item>
        <text:list-item>
          <text:p text:style-name="P133">Internet; </text:p>
        </text:list-item>
        <text:list-item>
          <text:p text:style-name="P133">Encadernações;</text:p>
        </text:list-item>
        <text:list-item>
          <text:p text:style-name="P133">Transporte; </text:p>
        </text:list-item>
        <text:list-item>
          <text:p text:style-name="P133">Alimentação;</text:p>
        </text:list-item>
      </text:list>
      <text:p text:style-name="P6"/>
      <text:h text:style-name="P158"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58"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58"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58"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58"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58"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58"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58"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5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58"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42285111" text:style-name="L10">
        <text:list-item>
          <text:p text:style-name="P134">Servidor</text:p>
          <text:list>
            <text:list-item>
              <text:p text:style-name="P134">Processador com mínimo de 1GHz;</text:p>
            </text:list-item>
            <text:list-item>
              <text:p text:style-name="P134">Memória RAM com mínimo de 384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Estações</text:p>
          <text:list>
            <text:list-item>
              <text:p text:style-name="P134">Processador com mínimo de 600MHz;</text:p>
            </text:list-item>
            <text:list-item>
              <text:p text:style-name="P134">Memória com mínimo de 128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Outras especificações</text:p>
          <text:list>
            <text:list-item>
              <text:p text:style-name="P134">Cabo de rede;</text:p>
            </text:list-item>
            <text:list-item>
              <text:p text:style-name="P134">Roteador</text:p>
            </text:list-item>
          </text:list>
        </text:list-item>
      </text:list>
      <text:p text:style-name="P6"/>
      <text:h text:style-name="Heading_20_4" text:outline-level="4">2.21.2.2 <text:span text:style-name="T31">Software</text:span></text:h>
      <text:p text:style-name="P6"/>
      <text:list xml:id="list42290943" text:style-name="L11">
        <text:list-item>
          <text:p text:style-name="P135">Servidor</text:p>
          <text:list>
            <text:list-item>
              <text:p text:style-name="P135"><text:soft-page-break/>Sistema Operacional GNU/Linux;</text:p>
            </text:list-item>
            <text:list-item>
              <text:p text:style-name="P135">Servidor Apache2;</text:p>
            </text:list-item>
            <text:list-item>
              <text:p text:style-name="P135">PHP5;</text:p>
            </text:list-item>
            <text:list-item>
              <text:p text:style-name="P138"><text:span text:style-name="T1">MySQL </text:span><text:span text:style-name="T1">5</text:span><text:span text:style-name="T1">;</text:span></text:p>
            </text:list-item>
            <text:list-item>
              <text:p text:style-name="P135">Crontab;</text:p>
            </text:list-item>
            <text:list-item>
              <text:p text:style-name="P135">Mailx;</text:p>
            </text:list-item>
            <text:list-item>
              <text:p text:style-name="P135">Ssmtp;</text:p>
            </text:list-item>
            <text:list-item>
              <text:p text:style-name="P135">Mpack;</text:p>
            </text:list-item>
            <text:list-item>
              <text:p text:style-name="P135">Bunzip2;</text:p>
            </text:list-item>
            <text:list-item>
              <text:p text:style-name="P135">Mozilla Firefox 3.x ou Chrome/Chromium 9.x, ou superior;</text:p>
            </text:list-item>
          </text:list>
        </text:list-item>
        <text:list-item>
          <text:p text:style-name="P135">Estação</text:p>
          <text:list>
            <text:list-item>
              <text:p text:style-name="P135">Sistema Operacional GNU/Linux;</text:p>
            </text:list-item>
            <text:list-item>
              <text:p text:style-name="P135">Mozilla Firefox 3.x ou Chrome/Chromium 9.x, ou superior;</text:p>
            </text:list-item>
          </text:list>
        </text:list-item>
      </text:list>
      <text:p text:style-name="P6"/>
      <text:h text:style-name="P164" text:outline-level="3">2.21.3 Guia da instalação</text:h>
      <text:p text:style-name="P6"/>
      <text:list xml:id="list42283682" text:style-name="L12">
        <text:list-item>
          <text:p text:style-name="P136">Servidor</text:p>
          <text:list>
            <text:list-item>
              <text:p text:style-name="P136">Passo 1: Instalar a distribuição GNU/Linux definida;</text:p>
            </text:list-item>
            <text:list-item>
              <text:p text:style-name="P139"><text:span text:style-name="T1">Passo 2: Configurar a rede no servidor </text:span><text:span text:style-name="T1">com IP fixo</text:span><text:span text:style-name="T1">;</text:span></text:p>
            </text:list-item>
            <text:list-item>
              <text:p text:style-name="P136">Passo 3: Instalar os programas na seguinte ordem: apache, php5, mysql, crontab, mailx, ssmtp, mpack, bunzip2, firefox ou chrome/chromium;</text:p>
            </text:list-item>
            <text:list-item>
              <text:p text:style-name="P136">Passo 4: Configurar o servidor apache;</text:p>
            </text:list-item>
            <text:list-item>
              <text:p text:style-name="P136">Passo 5: Criar o diretório /var/www/sgce e copiar todo o sistema para tal lugar;</text:p>
            </text:list-item>
            <text:list-item>
              <text:p text:style-name="P13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6">Estação</text:p>
          <text:list>
            <text:list-item>
              <text:p text:style-name="P136"><text:soft-page-break/>Passo 1: Instalar a distribuição GNU/LINUX definida;</text:p>
            </text:list-item>
            <text:list-item>
              <text:p text:style-name="P136">Passo 2: Configurar a rede como DHCP;</text:p>
            </text:list-item>
            <text:list-item>
              <text:p text:style-name="P136">Passo 3: Instalar o navegador firefox ou chrome/chromium.</text:p>
            </text:list-item>
          </text:list>
        </text:list-item>
        <text:list-item>
          <text:p text:style-name="P136">Outras especificações</text:p>
          <text:list>
            <text:list-item>
              <text:p text:style-name="P136">Passo 1: Crimpar e instalar todos os cabos de rede;</text:p>
            </text:list-item>
            <text:list-item>
              <text:p text:style-name="P136">Passo 2: Configurar o roteador.</text:p>
            </text:list-item>
          </text:list>
        </text:list-item>
      </text:list>
      <text:p text:style-name="P6"/>
      <text:h text:style-name="P158"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4"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0" text:outline-level="2"><text:span text:style-name="Default_20_Paragraph_20_Font"><text:span text:style-name="T11">3.1 Requisitos do cliente</text:span></text:span></text:h>
      <text:h text:style-name="P165" text:outline-level="3"><text:span text:style-name="Default_20_Paragraph_20_Font"><text:span text:style-name="T16">3.1.1 Descrição geral da aplicação</text:span></text:span></text:h>
      <text:h text:style-name="P170"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9"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9"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65"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6"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42300042" text:style-name="LS1">
        <text:list-item>
          <text:p text:style-name="P140"><text:span text:style-name="Default_20_Paragraph_20_Font"><text:span text:style-name="T8">RC01: Os usuários do sistema deverão ser autenticados;</text:span></text:span></text:p>
        </text:list-item>
        <text:list-item>
          <text:p text:style-name="P140"><text:span text:style-name="Default_20_Paragraph_20_Font"><text:span text:style-name="T8">RC02: O sistema deverá permitir que o administrador do sistema modere outros usuários com um controle de permissão;</text:span></text:span></text:p>
        </text:list-item>
        <text:list-item>
          <text:p text:style-name="P140"><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0"><text:span text:style-name="Default_20_Paragraph_20_Font"><text:span text:style-name="T8">RC04: O sistema deverá possuir um histórico das transições realizadas;</text:span></text:span></text:p>
        </text:list-item>
        <text:list-item>
          <text:p text:style-name="P140"><text:span text:style-name="Default_20_Paragraph_20_Font"><text:span text:style-name="T8">RC05: O sistema deverá manter, de forma íntegra, todos os dados inseridos na base de dados;</text:span></text:span></text:p>
        </text:list-item>
      </text:list>
      <text:p text:style-name="P46"/>
      <text:h text:style-name="P163" text:outline-level="2"><text:soft-page-break/><text:span text:style-name="Default_20_Paragraph_20_Font"><text:span text:style-name="T11">3.2 Requisitos do software</text:span></text:span></text:h>
      <text:h text:style-name="P166"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42276314" text:style-name="LS2">
        <text:list-item>
          <text:p text:style-name="P141"><text:span text:style-name="Default_20_Paragraph_20_Font"><text:span text:style-name="T8">O SGCE não usará interfaces de programas de terceiros e nem disponibilizará que terceiros utilize sua interface;</text:span></text:span></text:p>
        </text:list-item>
      </text:list>
      <text:list xml:id="list42294387" text:style-name="LS3">
        <text:list-item>
          <text:p text:style-name="P142"><text:span text:style-name="Default_20_Paragraph_20_Font"><text:span text:style-name="T8">O SGCE não compartilhará o Banco de dados com outros sistemas;</text:span></text:span></text:p>
        </text:list-item>
      </text:list>
      <text:list xml:id="list42294015" text:style-name="LS4">
        <text:list-item>
          <text:p text:style-name="P143"><text:span text:style-name="Default_20_Paragraph_20_Font"><text:span text:style-name="T8">Os itens listados no item 3.2.2 deste projeto descrevem os limites da fronteira do SGCE.</text:span></text:span></text:p>
        </text:list-item>
      </text:list>
      <text:p text:style-name="P46"/>
      <text:h text:style-name="P165"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42302598" text:style-name="LS5">
        <text:list-item>
          <text:list>
            <text:list-header>
              <text:p text:style-name="P147"><text:span text:style-name="Default_20_Paragraph_20_Font"><text:span text:style-name="T12"/></text:span></text:p>
            </text:list-header>
          </text:list>
        </text:list-item>
        <text:list-item>
          <text:p text:style-name="P148"><text:span text:style-name="Default_20_Paragraph_20_Font"><text:span text:style-name="T12">Inclusão (família, voluntário, mantimento, usuário, frequência);</text:span></text:span></text:p>
        </text:list-item>
        <text:list-item>
          <text:p text:style-name="P148"><text:span text:style-name="Default_20_Paragraph_20_Font"><text:span text:style-name="T12">Exclusão (família, voluntário, mantimento, usuário);</text:span></text:span></text:p>
        </text:list-item>
        <text:list-item>
          <text:p text:style-name="P148"><text:span text:style-name="Default_20_Paragraph_20_Font"><text:span text:style-name="T12">Alteração (família, voluntário, mantimento, usuário, frequência);</text:span></text:span></text:p>
        </text:list-item>
        <text:list-item>
          <text:p text:style-name="P148"><text:span text:style-name="Default_20_Paragraph_20_Font"><text:span text:style-name="T12">Consulta (família, voluntário, mantimento, usuário, frequência);</text:span></text:span></text:p>
        </text:list-item>
        <text:list-item>
          <text:p text:style-name="P148"><text:span text:style-name="Default_20_Paragraph_20_Font"><text:span text:style-name="T12">Controle do estoque de mantimentos(criação de cestas básicas);</text:span></text:span></text:p>
        </text:list-item>
        <text:list-item>
          <text:p text:style-name="P148"><text:span text:style-name="Default_20_Paragraph_20_Font"><text:span text:style-name="T12">Controle das famílias assistidas (ativação/inativação);</text:span></text:span></text:p>
        </text:list-item>
        <text:list-item>
          <text:p text:style-name="P148"><text:span text:style-name="Default_20_Paragraph_20_Font"><text:span text:style-name="T12">Monitoramento da validade dos alimentos.</text:span></text:span></text:p>
        </text:list-item>
      </text:list>
      <text:p text:style-name="P46"/>
      <text:h text:style-name="P165"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42288098" text:style-name="LS6">
        <text:list-item>
          <text:p text:style-name="P14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4"><text:span text:style-name="Default_20_Paragraph_20_Font"><text:span text:style-name="T8">RNF03: Somente usuários do tipo administrador poderão realizar exclusões no sistema;</text:span></text:span></text:p>
        </text:list-item>
        <text:list-item>
          <text:p text:style-name="P144"><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4"><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4"><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5"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9"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4"><text:span text:style-name="Default_20_Paragraph_20_Font"><text:span text:style-name="T8">RF01: Família;</text:span></text:span></text:p>
        </text:list-item>
        <text:list-item>
          <text:p text:style-name="P144"><text:span text:style-name="Default_20_Paragraph_20_Font"><text:span text:style-name="T8">RF02: Voluntário;</text:span></text:span></text:p>
        </text:list-item>
        <text:list-item>
          <text:p text:style-name="P144"><text:span text:style-name="Default_20_Paragraph_20_Font"><text:span text:style-name="T8">RF03: Mantimento;</text:span></text:span></text:p>
        </text:list-item>
        <text:list-item>
          <text:p text:style-name="P144"><text:span text:style-name="Default_20_Paragraph_20_Font"><text:span text:style-name="T8">RF04: Usuário;</text:span></text:span></text:p>
        </text:list-item>
        <text:list-item>
          <text:p text:style-name="P144"><text:span text:style-name="Default_20_Paragraph_20_Font"><text:span text:style-name="T8">RF05: Frequência da Família;</text:span></text:span></text:p>
        </text:list-item>
        <text:list-item>
          <text:p text:style-name="P144"><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4"><text:span text:style-name="Default_20_Paragraph_20_Font"><text:span text:style-name="T8">RF07: Família;</text:span></text:span></text:p>
        </text:list-item>
        <text:list-item>
          <text:p text:style-name="P144"><text:span text:style-name="Default_20_Paragraph_20_Font"><text:span text:style-name="T8">RF08: Voluntário;</text:span></text:span></text:p>
        </text:list-item>
        <text:list-item>
          <text:p text:style-name="P144"><text:span text:style-name="Default_20_Paragraph_20_Font"><text:span text:style-name="T8">RF09: Mantimento;</text:span></text:span></text:p>
        </text:list-item>
        <text:list-item>
          <text:p text:style-name="P144"><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4"><text:span text:style-name="Default_20_Paragraph_20_Font"><text:span text:style-name="T8">RF11: Família;</text:span></text:span></text:p>
        </text:list-item>
        <text:list-item>
          <text:p text:style-name="P144"><text:span text:style-name="Default_20_Paragraph_20_Font"><text:span text:style-name="T8">RF12: Voluntário;</text:span></text:span></text:p>
        </text:list-item>
        <text:list-item>
          <text:p text:style-name="P144"><text:span text:style-name="Default_20_Paragraph_20_Font"><text:span text:style-name="T8">RF13: Mantimento;</text:span></text:span></text:p>
        </text:list-item>
        <text:list-item>
          <text:p text:style-name="P144"><text:span text:style-name="Default_20_Paragraph_20_Font"><text:span text:style-name="T8">RF14: Usuário;</text:span></text:span></text:p>
        </text:list-item>
        <text:list-item>
          <text:p text:style-name="P144"><text:span text:style-name="Default_20_Paragraph_20_Font"><text:span text:style-name="T8">RF15: Frequência da família;</text:span></text:span></text:p>
        </text:list-item>
        <text:list-item>
          <text:p text:style-name="P144"><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4"><text:span text:style-name="Default_20_Paragraph_20_Font"><text:span text:style-name="T8">RF17: Situação Família;</text:span></text:span></text:p>
        </text:list-item>
        <text:list-item>
          <text:p text:style-name="P144"><text:span text:style-name="Default_20_Paragraph_20_Font"><text:span text:style-name="T8">RF18: Voluntário;</text:span></text:span></text:p>
        </text:list-item>
        <text:list-item>
          <text:p text:style-name="P144"><text:soft-page-break/><text:span text:style-name="Default_20_Paragraph_20_Font"><text:span text:style-name="T8">RF19: Entrada de Mantimento;</text:span></text:span></text:p>
        </text:list-item>
        <text:list-item>
          <text:p text:style-name="P144"><text:span text:style-name="Default_20_Paragraph_20_Font"><text:span text:style-name="T8">RF20: Saída de Mantimento;</text:span></text:span></text:p>
        </text:list-item>
        <text:list-item>
          <text:p text:style-name="P144"><text:span text:style-name="Default_20_Paragraph_20_Font"><text:span text:style-name="T7">RF21: Vencimento mantimento;</text:span></text:span></text:p>
        </text:list-item>
        <text:list-item>
          <text:p text:style-name="P146"><text:span text:style-name="Default_20_Paragraph_20_Font"><text:span text:style-name="T7">RF22: Usuário;</text:span></text:span></text:p>
        </text:list-item>
      </text:list>
      <text:list xml:id="list56" text:style-name="LS6">
        <text:list-item>
          <text:p text:style-name="P144"><text:span text:style-name="Default_20_Paragraph_20_Font"><text:span text:style-name="T8">RF23: Frequência família;</text:span></text:span></text:p>
        </text:list-item>
        <text:list-item>
          <text:p text:style-name="P144"><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4"><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42278824" text:style-name="LS7">
        <text:list-item>
          <text:p text:style-name="P145"><text:span text:style-name="Default_20_Paragraph_20_Font"><text:span text:style-name="T8">RF26: Famílias;</text:span></text:span></text:p>
        </text:list-item>
      </text:list>
      <text:list xml:id="list61" text:style-name="LS6">
        <text:list-item>
          <text:p text:style-name="P144"><text:span text:style-name="Default_20_Paragraph_20_Font"><text:span text:style-name="T8">RF27: Voluntário;</text:span></text:span></text:p>
        </text:list-item>
        <text:list-item>
          <text:p text:style-name="P144"><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4"><text:span text:style-name="Default_20_Paragraph_20_Font"><text:span text:style-name="T8">RF29: Relatório de vencimento anual matricula das famílias;</text:span></text:span></text:p>
        </text:list-item>
        <text:list-item>
          <text:p text:style-name="P144"><text:span text:style-name="Default_20_Paragraph_20_Font"><text:span text:style-name="T8">RF30: Relatórios das famílias aptas a receber a cesta básica;</text:span></text:span></text:p>
        </text:list-item>
        <text:list-item>
          <text:p text:style-name="P144"><text:span text:style-name="Default_20_Paragraph_20_Font"><text:span text:style-name="T8">RF31: Itens pendentes para completar cestas básicas;</text:span></text:span></text:p>
        </text:list-item>
        <text:list-item>
          <text:p text:style-name="P144"><text:span text:style-name="Default_20_Paragraph_20_Font"><text:span text:style-name="T8">RF32: Relatório da quantidade de cestas disponíveis atuais;</text:span></text:span></text:p>
        </text:list-item>
        <text:list-item>
          <text:p text:style-name="P144"><text:span text:style-name="Default_20_Paragraph_20_Font"><text:span text:style-name="T8">RF33: Relatório de vencimento dos alimentos;</text:span></text:span></text:p>
        </text:list-item>
        <text:list-item>
          <text:p text:style-name="P144"><text:span text:style-name="Default_20_Paragraph_20_Font"><text:span text:style-name="T8">RF34: Relatório dos voluntários da instituição;</text:span></text:span></text:p>
        </text:list-item>
        <text:list-item>
          <text:p text:style-name="P144"><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4"><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4"><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4"><text:span text:style-name="Default_20_Paragraph_20_Font"><text:span text:style-name="T8">RF38: Consultar estoque;</text:span></text:span></text:p>
        </text:list-item>
        <text:list-item>
          <text:p text:style-name="P144"><text:span text:style-name="Default_20_Paragraph_20_Font"><text:span text:style-name="T8">RF39: Recuperar senha. </text:span></text:span></text:p>
        </text:list-item>
        <text:list-item>
          <text:p text:style-name="P144"><text:soft-page-break/><text:span text:style-name="Default_20_Paragraph_20_Font"><text:span text:style-name="T8">RF40: O sistema deve permitir ao administrador gerir usuários.</text:span></text:span></text:p>
        </text:list-item>
        <text:list-item>
          <text:p text:style-name="P144"><text:span text:style-name="Default_20_Paragraph_20_Font"><text:span text:style-name="T8">RF41: O sistema deve permitir ao administrador gerir categoria dos usuários (consultor, coordenador, estoquista).</text:span></text:span></text:p>
        </text:list-item>
        <text:list-item>
          <text:p text:style-name="P144"><text:span text:style-name="Default_20_Paragraph_20_Font"><text:span text:style-name="T8">RF42: O sistema deve permitir ao administrador alterar permissões de categorias.</text:span></text:span></text:p>
        </text:list-item>
        <text:list-item>
          <text:p text:style-name="P144"><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4"><text:span text:style-name="Default_20_Paragraph_20_Font"><text:span text:style-name="T7">RF44: Deverá existir um controle das datas de validades dos alimentos em estoque;</text:span></text:span></text:p>
        </text:list-item>
        <text:list-item>
          <text:p text:style-name="P144"><text:span text:style-name="Default_20_Paragraph_20_Font"><text:span text:style-name="T7">RF45: O sistema deverá permitir inclusões, consultas e alterações dos alimentos;</text:span></text:span></text:p>
        </text:list-item>
        <text:list-item>
          <text:p text:style-name="P144"><text:span text:style-name="Default_20_Paragraph_20_Font"><text:span text:style-name="T7">RF46: O sistema deverá permitir inclusões, consultas e alterações das famílias assistidas;</text:span></text:span></text:p>
        </text:list-item>
        <text:list-item>
          <text:p text:style-name="P144"><text:span text:style-name="Default_20_Paragraph_20_Font"><text:span text:style-name="T7">RF47: O sistema deverá permitir inclusões, consultas e alterações dos voluntários envolvidos no processo de doações.</text:span></text:span></text:p>
        </text:list-item>
        <text:list-item>
          <text:p text:style-name="P144"><text:span text:style-name="Default_20_Paragraph_20_Font"><text:span text:style-name="T7">RF48: O sistema deverá controlar uma lista de presença das famílias aptas a receber a cesta;</text:span></text:span></text:p>
        </text:list-item>
        <text:list-item>
          <text:p text:style-name="P146"><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69"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5"><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76"><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77"><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78"><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0"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8"><draw:frame draw:style-name="fr3" draw:name="figura16" text:anchor-type="paragraph" svg:width="13.97cm" svg:height="8.149cm" draw:z-index="83"><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84"><draw:image xlink:href="Pictures/10000000000002EA0000018C434C72D2.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4" draw:name="figura8" text:anchor-type="paragraph" svg:width="16cm" svg:height="8.816cm" draw:z-index="85"><draw:image xlink:href="Pictures/10000000000002860000016413688170.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5"><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4" draw:name="figura10" text:anchor-type="paragraph" svg:width="16cm" svg:height="11.501cm" draw:z-index="86"><draw:image xlink:href="Pictures/10000000000002B2000001F0667A50EE.jpg" xlink:type="simple" xlink:show="embed" xlink:actuate="onLoad"/></draw:frame><text:soft-page-break/><text:span text:style-name="Default_20_Paragraph_20_Font"><text:span text:style-name="T18"><text:tab/>Figura 14 – Caso de uso volunt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1" draw:name="figura11" text:anchor-type="paragraph" svg:width="14.374cm" svg:height="22.239cm" draw:z-index="87"><draw:image xlink:href="Pictures/10000000000003740000074ED5CA247C.jpg" xlink:type="simple" xlink:show="embed" xlink:actuate="onLoad"/></draw:frame><text:soft-page-break/><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oft-page-break/><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text:soft-page-break/></text:p>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oft-page-break/><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text:soft-page-break/></text:p>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text:soft-page-break/></text:p>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oft-page-break/><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oft-page-break/><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oft-page-break/><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oft-page-break/><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text:soft-page-break/></text:p>
      <text:p text:style-name="P46"/>
      <text:p text:style-name="P50"><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oft-page-break/><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69"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oft-page-break/><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69"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69" text:outline-level="4"><text:soft-page-break/><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text:soft-page-break/></text:p>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
      <text:h text:style-name="P166"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0" text:outline-level="2"><text:span text:style-name="Default_20_Paragraph_20_Font"><text:span text:style-name="T11">3.3 Revisão de estimativas</text:span></text:span></text:h>
      <text:h text:style-name="P166"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5"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9"/>
      <text:h text:style-name="P165"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5"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1"><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5"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2"><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5"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4"><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2"/>
      <text:h text:style-name="P161"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79"><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80"><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82"><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81"><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XX – Simbologia de explicação do diagrama de sequencia.</text:p>
      <text:p text:style-name="P107"/>
      <text:p text:style-name="P119"><draw:frame draw:style-name="fr1" draw:name="figura19" text:anchor-type="paragraph" svg:width="16cm" svg:height="19.685cm" draw:z-index="35"><draw:image xlink:href="Pictures/100000000000032C000003E7112DFBD0.jpg" xlink:type="simple" xlink:show="embed" xlink:actuate="onLoad"/></draw:frame><text:tab/>Figura XX – Diagrama de Sequencia: Cadastrar Usuário</text:p>
      <text:p text:style-name="P119"/>
      <text:p text:style-name="P119"/>
      <text:p text:style-name="P119"><draw:frame draw:style-name="fr2" draw:name="figura20" text:anchor-type="paragraph" svg:width="16cm" svg:height="18.404cm" draw:z-index="36"><draw:image xlink:href="Pictures/1000000000000278000002D70313C16D.jpg" xlink:type="simple" xlink:show="embed" xlink:actuate="onLoad"/></draw:frame><text:soft-page-break/><text:tab/>Figura XX – Diagrama de Sequencia: Alterar Usuário</text:p>
      <text:p text:style-name="P119"/>
      <text:p text:style-name="P119"/>
      <text:p text:style-name="P119"/>
      <text:p text:style-name="P119"/>
      <text:p text:style-name="P119"><draw:frame draw:style-name="fr1" draw:name="figura21" text:anchor-type="paragraph" svg:width="13.16cm" svg:height="22.4cm" draw:z-index="37"><draw:image xlink:href="Pictures/1000000000000234000003C046C2BCA8.jpg" xlink:type="simple" xlink:show="embed" xlink:actuate="onLoad"/></draw:frame><text:soft-page-break/><text:tab/>Figura XX – Diagrama de Sequencia: Inativar Usuário</text:p>
      <text:p text:style-name="leg.Figuras"><draw:frame draw:style-name="fr1" draw:name="figura22" text:anchor-type="paragraph" svg:width="12.594cm" svg:height="22.622cm" draw:z-index="38"><draw:image xlink:href="Pictures/10000000000001DC0000035748545575.jpg" xlink:type="simple" xlink:show="embed" xlink:actuate="onLoad"/></draw:frame><text:soft-page-break/><text:tab/>Figura XX – Diagrama de Sequencia: Excluir Usuário</text:p>
      <text:p text:style-name="leg.Figuras"><draw:frame draw:style-name="fr3" draw:name="figura23" text:anchor-type="paragraph" svg:width="10.716cm" svg:height="16.536cm" draw:z-index="39"><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0"><draw:image xlink:href="Pictures/1000000000000260000003E789240755.jpg" xlink:type="simple" xlink:show="embed" xlink:actuate="onLoad"/></draw:frame><text:soft-page-break/><text:tab/>Figura XX – Diagrama de Sequencia: Incluir Mantimento</text:p>
      <text:p text:style-name="leg.Figuras"><draw:frame draw:style-name="fr1" draw:name="figura25" text:anchor-type="paragraph" svg:width="13.441cm" svg:height="20.929cm" draw:z-index="41"><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3" draw:name="figura26" text:anchor-type="paragraph" svg:width="11.113cm" svg:height="21.881cm" draw:z-index="42"><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3" draw:name="figura27" text:anchor-type="paragraph" svg:width="10.504cm" svg:height="15.981cm" draw:z-index="43"><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4"><draw:image xlink:href="Pictures/1000000000000195000002540E6C367A.jpg" xlink:type="simple" xlink:show="embed" xlink:actuate="onLoad"/></draw:frame><text:soft-page-break/><text:tab/>Figura XX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5"><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1" draw:name="figura30" text:anchor-type="paragraph" svg:width="10.504cm" svg:height="15.558cm" draw:z-index="46"><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7"><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8"><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9"><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50"><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1"><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2"><draw:image xlink:href="Pictures/10000000000001F40000038B47BB1A48.jpg" xlink:type="simple" xlink:show="embed" xlink:actuate="onLoad"/></draw:frame><text:soft-page-break/><text:tab/>Figura XX – Diagrama de Sequencia: Inativar Voluntário</text:p>
      <text:p text:style-name="leg.Figuras"><draw:frame draw:style-name="fr1" draw:name="figura37" text:anchor-type="paragraph" svg:width="11.853cm" svg:height="21.14cm" draw:z-index="53"><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1" draw:name="figura38" text:anchor-type="paragraph" svg:width="10.716cm" svg:height="16.722cm" draw:z-index="54"><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9" text:anchor-type="paragraph" svg:width="14.182cm" svg:height="13.758cm" draw:z-index="55"><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56"><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57"><draw:image xlink:href="Pictures/1000000000000264000003CB793CD1C6.jpg" xlink:type="simple" xlink:show="embed" xlink:actuate="onLoad"/></draw:frame><text:soft-page-break/><text:tab/>Figura XX – Diagrama de Sequencia: Cadastrar Frequência de Família</text:p>
      <text:p text:style-name="leg.Figuras"><draw:frame draw:style-name="fr1" draw:name="figura42" text:anchor-type="paragraph" svg:width="13.653cm" svg:height="19.024cm" draw:z-index="58"><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4"><draw:image xlink:href="Pictures/10000000000001C0000002CFA439B9C9.jpg" xlink:type="simple" xlink:show="embed" xlink:actuate="onLoad"/></draw:frame><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9"><draw:image xlink:href="Pictures/1000000000000208000003776AE057C5.jpg" xlink:type="simple" xlink:show="embed" xlink:actuate="onLoad"/></draw:frame><text:soft-page-break/><text:tab/>Figura XX – Diagrama de Sequencia: Inativar Família</text:p>
      <text:p text:style-name="leg.Figuras"><draw:frame draw:style-name="fr3" draw:name="figura44" text:anchor-type="paragraph" svg:width="11.853cm" svg:height="19.976cm" draw:z-index="60"><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1" draw:name="figura45" text:anchor-type="paragraph" svg:width="10.292cm" svg:height="15.266cm" draw:z-index="61"><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62"><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3"><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4"><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65"><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66"><draw:image xlink:href="Pictures/1000000000000185000001A1FCDA75B5.jpg" xlink:type="simple" xlink:show="embed" xlink:actuate="onLoad"/></draw:frame><text:soft-page-break/><text:tab/>Figura XX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67"><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68"><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9"><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0"><draw:image xlink:href="Pictures/100000000000025C0000041FC483AF3E.jpg" xlink:type="simple" xlink:show="embed" xlink:actuate="onLoad"/></draw:frame><text:soft-page-break/><text:tab/>Figura XX – Diagrama de Sequencia: Cadastrar Doação</text:p>
      <text:p text:style-name="leg.Figuras"><draw:frame draw:style-name="fr3" draw:name="figura55" text:anchor-type="paragraph" svg:width="11.642cm" svg:height="17.965cm" draw:z-index="71"><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2"><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3"><draw:image xlink:href="Pictures/1000000000000210000002FD41D0E0C3.jpg" xlink:type="simple" xlink:show="embed" xlink:actuate="onLoad"/></draw:frame><text:soft-page-break/><text:tab/>Figura XX – Diagrama de Sequencia: Relatório Doação Feita</text:p>
      <text:h text:style-name="P161"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x="-0.688cm" svg:y="0cm" svg:width="16cm" svg:height="17.785cm" draw:z-index="33"><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56"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0"><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1">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text:soft-page-break/>5.2.2 Produção</text:h>
      <text:p text:style-name="P20"/>
      <text:p text:style-name="P121">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1">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3"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57"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5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9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6-03T22:22:23.42</dc:date>
    <meta:editing-duration>P5DT3H14M54S</meta:editing-duration>
    <meta:editing-cycles>834</meta:editing-cycles>
    <meta:document-statistic meta:table-count="40" meta:image-count="64" meta:object-count="0" meta:page-count="200" meta:paragraph-count="3484" meta:word-count="24893" meta:character-count="159426"/>
  </office:meta>
</office:document-meta>
</file>